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bacba" officeooo:paragraph-rsid="001bacba"/>
    </style:style>
    <style:style style:name="P2" style:family="paragraph" style:parent-style-name="Standard">
      <style:text-properties officeooo:rsid="001bacba" officeooo:paragraph-rsid="001bacba"/>
    </style:style>
    <style:style style:name="P3" style:family="paragraph" style:parent-style-name="Standard">
      <style:text-properties officeooo:rsid="001de2bd" officeooo:paragraph-rsid="001de2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bok</text:p>
      <text:p text:style-name="P1"/>
      <text:h text:style-name="Heading_20_2" text:outline-level="2">2023-04-18</text:h>
      <text:p text:style-name="P1">Idag har jag planerat ut hur min hemsida ska se ut. Jag kollade lite på internet hur det skulle kunna se ut</text:p>
      <text:p text:style-name="P1">och sedan skrev jag ut i text hur jag ville att det skulle se ut och sedan gjorde jag en design på figma.</text:p>
      <text:p text:style-name="P1"/>
      <text:p text:style-name="P3">Jag började sedan med hemsidan. Jag byggde först navigeringsbaren och sedan första delen, sedan andra delen. Jag ville ha en scrollspy så min navigering kan bli highligheted när man scrollar till de olika sektionerna. Jag insåg att det inte fanns normalt på hmtl (vad jag förstog) så jag skrev ett javascript script som kollar scroll y positionen delar den med skärmens höjd och då kan tareda på vilken sektion som är selected.</text:p>
      <text:p text:style-name="P3"/>
      <text:p text:style-name="P3">För att få sidan att se bättre ut gjorde jag en animation till på första delen som fadar in och slidar. Jag tänkte sedan att när man scrollar ner till olika delar att de fadar in. </text:p>
      <text:p text:style-name="P3"/>
      <text:p text:style-name="P3">Jag gjorde detta genom att när en ny sektion blir vald sätter jag alla andras sektioner till osynliga och sedan gör jag den valda fade i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8:02:11.003355057</meta:creation-date>
    <dc:date>2023-04-18T23:45:27.552890024</dc:date>
    <meta:editing-duration>PT11M19S</meta:editing-duration>
    <meta:editing-cycles>3</meta:editing-cycles>
    <meta:generator>LibreOffice/7.5.2.2$Linux_X86_64 LibreOffice_project/50$Build-2</meta:generator>
    <meta:document-statistic meta:table-count="0" meta:image-count="0" meta:object-count="0" meta:page-count="1" meta:paragraph-count="7" meta:word-count="181" meta:character-count="973" meta:non-whitespace-character-count="798"/>
  </office:meta>
</office:document-meta>
</file>